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2700000479C719373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0.466cm" fo:min-width="0.546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0.466cm" fo:min-width="0.68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1cm" fo:min-width="1.181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1cm" fo:min-width="0.83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1cm" fo:min-width="1.31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1cm" fo:min-width="2.06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cm" fo:min-width="2.476cm" style:writing-mode="lr-tb" loext:decorative="false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cm" fo:min-width="3.27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vertical-align="middle" draw:auto-grow-height="false" fo:min-height="1cm" fo:min-width="2.611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center" draw:textarea-vertical-align="middle" draw:auto-grow-height="false" fo:min-height="1cm" fo:min-width="2.258cm" loext:decorative="false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1cm" fo:min-width="1.62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vertical-align="middle" draw:auto-grow-height="false" fo:min-height="1cm" fo:min-width="0.857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vertical-align="middle" draw:auto-grow-height="false" fo:min-height="1cm" fo:min-width="1.293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vertical-align="middle" draw:auto-grow-height="false" fo:min-height="1cm" fo:min-width="3.46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1cm" fo:min-width="1.34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1cm" fo:min-width="0.847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vertical-align="middle" draw:auto-grow-height="false" fo:min-height="0.728cm" fo:min-width="0.847cm" style:writing-mode="lr-tb" loext:decorative="false"/>
      <style:paragraph-properties style:writing-mode="lr-tb"/>
    </style:style>
    <style:style style:name="gr18" style:family="graphic">
      <style:graphic-properties style:protect="siz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046cm" svg:height="0.716cm" svg:x="0.859cm" svg:y="0.554cm">
          <text:p text:style-name="P1"><text:span text:style-name="T1">ES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2.401cm" svg:y="0.554cm">
          <text:p text:style-name="P1"><text:span text:style-name="T1">F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4.002cm" svg:y="0.554cm">
          <text:p text:style-name="P1"><text:span text:style-name="T1">F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5.503cm" svg:y="0.554cm">
          <text:p text:style-name="P1"><text:span text:style-name="T1">F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8.604cm" svg:y="0.554cm">
          <text:p text:style-name="P1"><text:span text:style-name="T1">F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7.005cm" svg:y="0.554cm">
          <text:p text:style-name="P1"><text:span text:style-name="T1">F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10.205cm" svg:y="0.554cm">
          <text:p text:style-name="P1"><text:span text:style-name="T1">F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11.706cm" svg:y="0.554cm">
          <text:p text:style-name="P1"><text:span text:style-name="T1">F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13.307cm" svg:y="0.554cm">
          <text:p text:style-name="P1"><text:span text:style-name="T1">F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14.808cm" svg:y="0.554cm">
          <text:p text:style-name="P1"><text:span text:style-name="T1">F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16.409cm" svg:y="0.554cm">
          <text:p text:style-name="P1"><text:span text:style-name="T1">F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17.91cm" svg:y="0.554cm">
          <text:p text:style-name="P1"><text:span text:style-name="T1">F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19.511cm" svg:y="0.554cm">
          <text:p text:style-name="P1"><text:span text:style-name="T1">F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21.112cm" svg:y="0.554cm">
          <text:p text:style-name="P1"><text:span text:style-name="T2">PrtS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22.713cm" svg:y="0.554cm">
          <text:p text:style-name="P1"><text:span text:style-name="T3">Pause</text:span><text:span text:style-name="T3"><text:line-break/></text:span><text:span text:style-name="T3">Brea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24.314cm" svg:y="0.554cm">
          <text:p text:style-name="P1"><text:span text:style-name="T3">Inser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85cm" svg:height="0.716cm" svg:x="25.915cm" svg:y="0.554cm">
          <text:p text:style-name="P1"><text:span text:style-name="T3">Dele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81cm" svg:height="1.25cm" svg:x="0.859cm" svg:y="1.654cm">
          <text:p text:style-name="P1"><text:span text:style-name="T1">~</text:span></text:p>
          <text:p text:style-name="P1"><text:span text:style-name="T1">`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2.96cm" svg:y="1.654cm">
          <text:p text:style-name="P1"><text:span text:style-name="T1">!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4.661cm" svg:y="1.654cm">
          <text:p text:style-name="P1"><text:span text:style-name="T1">@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6.362cm" svg:y="1.654cm">
          <text:p text:style-name="P1"><text:span text:style-name="T1">#</text:span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8.063cm" svg:y="1.654cm">
          <text:p text:style-name="P1"><text:span text:style-name="T1">$</text:span></text:p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9.764cm" svg:y="1.654cm">
          <text:p text:style-name="P1"><text:span text:style-name="T1">%</text:span></text:p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1.465cm" svg:y="1.654cm">
          <text:p text:style-name="P1"><text:span text:style-name="T1">^</text:span></text:p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3.166cm" svg:y="1.654cm">
          <text:p text:style-name="P1"><text:span text:style-name="T1">&amp;</text:span></text:p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4.867cm" svg:y="1.654cm">
          <text:p text:style-name="P1"><text:span text:style-name="T1">*</text:span></text:p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6.568cm" svg:y="1.654cm">
          <text:p text:style-name="P1"><text:span text:style-name="T1">(</text:span></text:p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8.269cm" svg:y="1.654cm">
          <text:p text:style-name="P1"><text:span text:style-name="T1">)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20.07cm" svg:y="1.654cm">
          <text:p text:style-name="P1"><text:span text:style-name="T1">_</text:span></text:p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21.771cm" svg:y="1.654cm">
          <text:p text:style-name="P1"><text:span text:style-name="T1">+</text:span></text:p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23.572cm" svg:y="1.6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816cm" svg:height="1.25cm" svg:x="25.273cm" svg:y="1.654cm">
          <text:p text:style-name="P1"><text:span text:style-name="T3">Back</text:span><text:span text:style-name="T3"><text:line-break/></text:span><text:span text:style-name="T3">Spac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65cm" svg:height="1.25cm" svg:x="0.86cm" svg:y="3.254cm">
          <text:p text:style-name="P1"><text:span text:style-name="T1">Ta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3.861cm" svg:y="3.254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5.462cm" svg:y="3.25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7.263cm" svg:y="3.254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8.964cm" svg:y="3.25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0.665cm" svg:y="3.25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2.366cm" svg:y="3.254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4.067cm" svg:y="3.25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5.768cm" svg:y="3.254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7.469cm" svg:y="3.254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9.17cm" svg:y="3.25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76cm" svg:height="1.25cm" svg:x="0.861cm" svg:y="4.954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20.871cm" svg:y="3.254cm">
          <text:p text:style-name="P1"><text:span text:style-name="T1">{</text:span></text:p>
          <text:p text:style-name="P1"><text:span text:style-name="T1">[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22.672cm" svg:y="3.254cm">
          <text:p text:style-name="P1"><text:span text:style-name="T1">}</text:span></text:p>
          <text:p text:style-name="P1"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4.162cm" svg:y="4.95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5.963cm" svg:y="4.95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7.664cm" svg:y="4.954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9.365cm" svg:y="4.954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1.066cm" svg:y="4.95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2.767cm" svg:y="4.954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4.468cm" svg:y="4.954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6.169cm" svg:y="4.954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7.87cm" svg:y="4.954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9.571cm" svg:y="4.954cm">
          <text:p text:style-name="P1"><text:span text:style-name="T1">:</text:span></text:p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21.372cm" svg:y="4.954cm">
          <text:p text:style-name="P1"><text:span text:style-name="T1">“</text:span></text:p>
          <text:p text:style-name="P1"><text:span text:style-name="T1">‘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23.073cm" svg:y="4.954cm">
          <text:p text:style-name="P1"><text:span text:style-name="T1">|</text:span></text:p>
          <text:p text:style-name="P1"><text:span text:style-name="T1">\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73cm" svg:height="1.25cm" svg:x="0.861cm" svg:y="6.454cm">
          <text:p text:style-name="P1"><text:span text:style-name="T1">Shif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5.063cm" svg:y="6.454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6.764cm" svg:y="6.454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8.465cm" svg:y="6.454cm">
          <text:p text:style-name="P3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0.166cm" svg:y="6.454cm">
          <text:p text:style-name="P3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1.867cm" svg:y="6.454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3.568cm" svg:y="6.454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5.269cm" svg:y="6.454cm"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6.97cm" svg:y="6.454cm">
          <text:p text:style-name="P3"><text:span text:style-name="T1">&lt;</text:span></text:p>
          <text:p text:style-name="P3"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18.771cm" svg:y="6.454cm">
          <text:p text:style-name="P3"><text:span text:style-name="T1">&gt;</text:span></text:p>
          <text:p text:style-name="P3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20.472cm" svg:y="6.454cm">
          <text:p text:style-name="P3"><text:span text:style-name="T1">?</text:span></text:p>
          <text:p text:style-name="P3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5cm" svg:height="1.25cm" svg:x="22.273cm" svg:y="6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111cm" svg:height="1.25cm" svg:x="23.974cm" svg:y="6.454cm">
          <text:p text:style-name="P1"><text:span text:style-name="T4">Shi</text:span><text:span text:style-name="T4">ft</text:span></text:p>
          <draw:enhanced-geometry svg:viewBox="0 0 21600 21600" draw:type="rectangle" draw:enhanced-path="M 0 0 L 21600 0 21600 21600 0 21600 0 0 Z N"/>
        </draw:custom-shape>
        <draw:polygon draw:style-name="gr10" draw:text-style-name="P1" draw:layer="layout" svg:width="2.757cm" svg:height="2.892cm" svg:x="24.373cm" svg:y="3.254cm" svg:viewBox="0 0 2758 2893" draw:points="0,1250 0,0 2758,0 2758,1250 2757,1250 2757,2893 524,2893 524,1250">
          <text:p text:style-name="P1"><text:span text:style-name="T5">Ente</text:span><text:span text:style-name="T5">r</text:span></text:p>
        </draw:polygon>
        <draw:custom-shape draw:style-name="gr11" draw:text-style-name="P2" draw:layer="layout" svg:width="2.125cm" svg:height="1.25cm" svg:x="0.862cm" svg:y="8.054cm">
          <text:p text:style-name="P1"><text:span text:style-name="T1">Cont</text:span><text:span text:style-name="T1">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357cm" svg:height="1.25cm" svg:x="3.363cm" svg:y="8.054cm">
          <text:p text:style-name="P1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357cm" svg:height="1.25cm" svg:x="5.064cm" svg:y="8.054cm">
          <text:p text:style-name="P1"><text:span text:style-name="T1">Met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357cm" svg:height="1.25cm" svg:x="6.765cm" svg:y="8.054cm">
          <text:p text:style-name="P1"><text:span text:style-name="T1">Al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93cm" svg:height="1.25cm" svg:x="8.466cm" svg:y="8.054cm">
          <text:p text:style-name="P1"><text:span text:style-name="T1">E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96cm" svg:height="1.25cm" svg:x="10.567cm" svg:y="8.054cm">
          <text:p text:style-name="P1"><text:span text:style-name="T1">Spac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845cm" svg:height="1.25cm" svg:x="14.867cm" svg:y="8.054cm">
          <text:p text:style-name="P1"><text:span text:style-name="T1">Kan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347cm" svg:height="1.25cm" svg:x="17.068cm" svg:y="8.05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347cm" svg:height="1.25cm" svg:x="18.769cm" svg:y="8.0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347cm" svg:height="1.25cm" svg:x="20.47cm" svg:y="8.0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347cm" svg:height="0.978cm" svg:x="22.271cm" svg:y="9.226cm">
          <text:p text:style-name="P1">←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347cm" svg:height="0.978cm" svg:x="23.972cm" svg:y="9.226cm">
          <text:p text:style-name="P1">↓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347cm" svg:height="0.978cm" svg:x="25.673cm" svg:y="9.226cm">
          <text:p text:style-name="P1">→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347cm" svg:height="0.978cm" svg:x="23.973cm" svg:y="8.026cm">
          <text:p text:style-name="P1">↑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9" draw:text-style-name="P5" draw:layer="layout" svg:width="27.94cm" svg:height="11.204cm" svg:x="0cm" svg:y="-0.168cm">
          <draw:image xlink:href="Pictures/1000000000000B2700000479C7193739.jpg" xlink:type="simple" xlink:show="embed" xlink:actuate="onLoad" draw:mime-type="image/jpeg">
            <text:p/>
          </draw:image>
        </draw:frame>
        <presentation:notes draw:style-name="dp2">
          <draw:page-thumbnail draw:style-name="gr18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1T00:08:48.275603587</meta:creation-date>
    <dc:date>2025-12-11T00:35:08.680935642</dc:date>
    <meta:editing-duration>PT26M2S</meta:editing-duration>
    <meta:editing-cycles>9</meta:editing-cycles>
    <meta:generator>LibreOffice/25.8.3.2$Linux_X86_64 LibreOffice_project/580$Build-2</meta:generator>
    <meta:document-statistic meta:object-count="114"/>
  </office:meta>
</office:document-meta>
</file>